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language="en" fo:country="US"/>
    </style:style>
    <style:style style:name="P2" style:parent-style-name="Standaard" style:family="paragraph">
      <style:text-properties fo:language="en" fo:country="US"/>
    </style:style>
    <style:style style:name="T3" style:parent-style-name="Standaardalinea-lettertype" style:family="text">
      <style:text-properties fo:language="en" fo:country="US"/>
    </style:style>
  </office:automatic-styles>
  <office:body>
    <office:text text:use-soft-page-breaks="true">
      <text:p text:style-name="P1">ante quam de re publica, patres conscripti, dicam ea quae dicenda hoc tempore arbitror, exponam vobis breviter consilium et profectionis et reversionis meae. ego cum sperarem aliquando ad vestrum consilium auctoritatemque rem publicam esse revocatam, manendum mihi statuebam quasi in vigilia quadam consulari ac senatoria. nec vero usquam discedebam nec a re publica deiciebam oculos ex eo die quo in aedem telluris convocati sumus. in quo templo, quantum in me fuit, ieci fundamenta pacis Atheniensiumque renovavi1 vetus exemplum; Graecum etiam verbum usurpavi quo tum in sedandis discordiis usa erat2 civitas illa, atque omnem memoriam discordiarum oblivione sempiterna delendam censui.</text:p>
      <text:p text:style-name="P2"/>
      <text:p text:style-name="Standaard"><text:span text:style-name="T3">[2] praeclara tum oratio M. Antoni, egregia etiam voluntas; pax denique per eum et per liberos eius cum praestantissimis civibus confirmata est. atque his principiis reliqua consentiebant. ad deliberationes eas quas habebat domi de re publica principes civitatis adhibebat; ad hunc ordinem res optimas deferebat1; nihil tum nisi quod erat notum omnibus2 in C. Caesaris commentariis reperiebatur3; summa constantia4 ad ea quae quaesita erant respondebat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ijs Risselada</meta:initial-creator>
    <dc:creator>Matthijs Risselada</dc:creator>
    <meta:creation-date>2020-06-05T11:21:00Z</meta:creation-date>
    <dc:date>2020-06-05T11:24:00Z</dc:date>
    <meta:template xlink:href="Normal.dotm" xlink:type="simple"/>
    <meta:editing-cycles>1</meta:editing-cycles>
    <meta:editing-duration>PT180S</meta:editing-duration>
    <meta:document-statistic meta:page-count="1" meta:paragraph-count="2" meta:word-count="176" meta:character-count="1143" meta:row-count="8" meta:non-whitespace-character-count="969"/>
  </office:meta>
</office:document-meta>
</file>